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5021in" fo:margin-left="0.0785in" table:align="left" style:writing-mode="lr-tb"/>
    </style:style>
    <style:style style:name="Table2.A" style:family="table-column">
      <style:table-column-properties style:column-width="0.5833in"/>
    </style:style>
    <style:style style:name="Table2.B" style:family="table-column">
      <style:table-column-properties style:column-width="1.9736in"/>
    </style:style>
    <style:style style:name="Table2.C" style:family="table-column">
      <style:table-column-properties style:column-width="3.9451in"/>
    </style:style>
    <style:style style:name="Table2.1" style:family="table-row">
      <style:table-row-properties style:min-row-height="0.366in" fo:keep-together="auto"/>
    </style:style>
    <style:style style:name="Table2.A1" style:family="table-cell">
      <style:table-cell-properties style:vertical-align="top" fo:padding="0in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style:vertical-align="top" fo:padding="0in" fo:border="0.25pt solid #000000" style:writing-mode="lr-tb"/>
    </style:style>
    <style:style style:name="Table2.2" style:family="table-row">
      <style:table-row-properties style:min-row-height="1.2194in" fo:keep-together="auto"/>
    </style:style>
    <style:style style:name="Table2.3" style:family="table-row">
      <style:table-row-properties style:min-row-height="0.9368in" fo:keep-together="auto"/>
    </style:style>
    <style:style style:name="Table2.4" style:family="table-row">
      <style:table-row-properties style:min-row-height="1.2229in" fo:keep-together="auto"/>
    </style:style>
    <style:style style:name="Table3" style:family="table">
      <style:table-properties style:width="6.5021in" fo:margin-left="0.0785in" table:align="left" style:writing-mode="lr-tb"/>
    </style:style>
    <style:style style:name="Table3.A" style:family="table-column">
      <style:table-column-properties style:column-width="1.5049in"/>
    </style:style>
    <style:style style:name="Table3.B" style:family="table-column">
      <style:table-column-properties style:column-width="0.8681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1.0069in"/>
    </style:style>
    <style:style style:name="Table3.E" style:family="table-column">
      <style:table-column-properties style:column-width="1.8722in"/>
    </style:style>
    <style:style style:name="Table3.1" style:family="table-row">
      <style:table-row-properties style:min-row-height="0.366in" fo:keep-together="auto"/>
    </style:style>
    <style:style style:name="Table3.A1" style:family="table-cell">
      <style:table-cell-properties style:vertical-align="top" fo:padding="0in" fo:border-left="0.25pt solid #000000" fo:border-right="none" fo:border-top="0.25pt solid #000000" fo:border-bottom="0.25pt solid #000000" style:writing-mode="lr-tb"/>
    </style:style>
    <style:style style:name="Table3.E1" style:family="table-cell">
      <style:table-cell-properties style:vertical-align="top" fo:padding="0in" fo:border="0.25pt solid #000000" style:writing-mode="lr-tb"/>
    </style:style>
    <style:style style:name="Table3.2" style:family="table-row">
      <style:table-row-properties style:min-row-height="1.2194in" fo:keep-together="auto"/>
    </style:style>
    <style:style style:name="Table3.3" style:family="table-row">
      <style:table-row-properties style:min-row-height="0.9368in" fo:keep-together="auto"/>
    </style:style>
    <style:style style:name="Table3.4" style:family="table-row">
      <style:table-row-properties style:min-row-height="1.2229in" fo:keep-together="auto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039293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0.139in"/>
      <style:text-properties fo:font-size="14pt" style:font-size-asian="14pt" style:font-size-complex="14pt"/>
    </style:style>
    <style:style style:name="P12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orphans="0" fo:widows="0" style:text-autospace="none"/>
      <style:text-properties fo:font-size="14pt" officeooo:paragraph-rsid="000a8dbf" style:font-size-asian="14pt" style:font-size-complex="14pt"/>
    </style:style>
    <style:style style:name="P16" style:family="paragraph" style:parent-style-name="Standard">
      <style:text-properties fo:font-size="14pt" officeooo:paragraph-rsid="000a8dbf" style:font-size-asian="14pt" style:font-size-complex="14pt"/>
    </style:style>
    <style:style style:name="P17" style:family="paragraph" style:parent-style-name="Standard">
      <style:paragraph-properties fo:orphans="0" fo:widows="0" style:text-autospace="none"/>
      <style:text-properties fo:font-size="14pt" officeooo:rsid="00495ba7" officeooo:paragraph-rsid="00495ba7" style:font-size-asian="14pt" style:font-size-complex="14pt"/>
    </style:style>
    <style:style style:name="P18" style:family="paragraph" style:parent-style-name="Standard">
      <style:paragraph-properties fo:orphans="0" fo:widows="0" style:text-autospace="none"/>
      <style:text-properties fo:font-size="14pt" officeooo:rsid="00303551" officeooo:paragraph-rsid="000a8dbf" style:font-size-asian="14pt" style:font-size-complex="14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Courier New" fo:font-size="14pt" fo:font-style="italic" fo:font-weight="bold" officeooo:paragraph-rsid="000a8dbf" style:font-size-asian="14pt" style:font-style-asian="italic" style:font-weight-asian="bold" style:font-name-complex="Courier New" style:font-size-complex="14pt" style:font-style-complex="italic"/>
    </style:style>
    <style:style style:name="P21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303551" officeooo:paragraph-rsid="00303551" style:font-name-asian="Times New Roman" style:font-size-asian="14pt" style:font-name-complex="Times New Roman" style:font-size-complex="14pt" style:language-complex="ar" style:country-complex="SA"/>
    </style:style>
    <style:style style:name="P22" style:family="paragraph" style:parent-style-name="Standard">
      <style:paragraph-properties fo:orphans="0" fo:widows="0" style:text-autospace="none"/>
      <style:text-properties officeooo:paragraph-rsid="000a8dbf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f02ec" style:font-size-asian="14pt" style:font-weight-asian="bold" style:font-size-complex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47298d" officeooo:paragraph-rsid="0047298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47298d" officeooo:paragraph-rsid="0047298d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07e2ad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e7e46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d85aa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33a68a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45574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ff054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7298d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7d575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2993d5" officeooo:paragraph-rsid="001b9acd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426d8a" officeooo:paragraph-rsid="00426d8a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style="normal" fo:font-weight="normal" officeooo:rsid="002ff054" officeooo:paragraph-rsid="002ff054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style="normal" fo:font-weight="normal" officeooo:rsid="002ff054" officeooo:paragraph-rsid="00468cc3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style="normal" fo:font-weight="normal" officeooo:rsid="0045d807" officeooo:paragraph-rsid="0045d807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style="normal" fo:font-weight="normal" officeooo:rsid="0047298d" officeooo:paragraph-rsid="0047298d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1" style:family="paragraph" style:parent-style-name="Standard">
      <style:paragraph-properties fo:margin-left="1.9693in" fo:margin-right="0in" fo:line-height="150%" fo:text-indent="0.4925in" style:auto-text-indent="false" fo:break-before="page"/>
    </style:style>
    <style:style style:name="P4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47298d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font-weight="bold" officeooo:paragraph-rsid="001f02ec" style:font-size-asian="14pt" style:font-weight-asian="bold" style:font-size-complex="14pt"/>
    </style:style>
    <style:style style:name="P45" style:family="paragraph" style:parent-style-name="Times14_5f_РИО2">
      <style:text-properties fo:font-size="14pt" style:font-size-asian="14pt" style:font-size-complex="14pt"/>
    </style:style>
    <style:style style:name="P46" style:family="paragraph" style:parent-style-name="Times14_5f_РИО2">
      <style:text-properties fo:font-size="14pt" officeooo:rsid="0049bf70" officeooo:paragraph-rsid="0049bf70" style:font-size-asian="14pt" style:font-size-complex="14pt"/>
    </style:style>
    <style:style style:name="P47" style:family="paragraph" style:parent-style-name="Times14_5f_РИО2">
      <style:text-properties fo:font-size="12pt" style:font-size-asian="12pt" style:font-size-complex="12pt"/>
    </style:style>
    <style:style style:name="P48" style:family="paragraph" style:parent-style-name="Times14_5f_РИО2">
      <style:text-properties fo:font-size="12pt" officeooo:rsid="0049bf70" officeooo:paragraph-rsid="0049bf70" style:font-size-asian="12pt" style:font-size-complex="12pt"/>
    </style:style>
    <style:style style:name="P4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font-weight="bold" officeooo:paragraph-rsid="0047298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Courier New" fo:font-size="14pt" fo:font-style="italic" fo:font-weight="bold" officeooo:rsid="005480b8" officeooo:paragraph-rsid="005480b8" style:font-size-asian="14pt" style:font-style-asian="italic" style:font-weight-asian="bold" style:font-name-complex="Courier New" style:font-size-complex="14pt" style:font-style-complex="italic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rsid="0055c33a" officeooo:paragraph-rsid="0055c33a"/>
    </style:style>
    <style:style style:name="P53" style:family="paragraph" style:parent-style-name="Standard">
      <style:paragraph-properties fo:orphans="0" fo:widows="0" style:text-autospace="none"/>
      <style:text-properties fo:font-size="14pt" officeooo:rsid="005480b8" officeooo:paragraph-rsid="005480b8" style:font-size-asian="14pt" style:font-size-complex="14pt"/>
    </style:style>
    <style:style style:name="P54" style:family="paragraph" style:parent-style-name="Standard">
      <style:paragraph-properties fo:orphans="0" fo:widows="0" style:text-autospace="none"/>
      <style:text-properties officeooo:paragraph-rsid="005480b8"/>
    </style:style>
    <style:style style:name="P55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303551" officeooo:paragraph-rsid="005480b8" style:font-name-asian="Times New Roman" style:font-size-asian="14pt" style:font-name-complex="Times New Roman" style:font-size-complex="14pt" style:language-complex="ar" style:country-complex="SA"/>
    </style:style>
    <style:style style:name="P56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5480b8" officeooo:paragraph-rsid="005480b8" style:font-name-asian="Times New Roman" style:font-size-asian="14pt" style:font-name-complex="Times New Roman" style:font-size-complex="14pt" style:language-complex="ar" style:country-complex="SA"/>
    </style:style>
    <style:style style:name="P57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55c33a" officeooo:paragraph-rsid="0055c33a" style:font-name-asian="Times New Roman" style:font-size-asian="14pt" style:font-name-complex="Times New Roman" style:font-size-complex="14pt" style:language-complex="ar" style:country-complex="SA"/>
    </style:style>
    <style:style style:name="P58" style:family="paragraph" style:parent-style-name="Standard">
      <style:text-properties officeooo:paragraph-rsid="0055c33a"/>
    </style:style>
    <style:style style:name="P5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f02ec" style:font-size-asian="14pt" style:font-weight-asian="bold" style:font-size-complex="14pt"/>
    </style:style>
    <style:style style:name="P6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4fa2cf" officeooo:paragraph-rsid="004fa2cf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3ef13" style:font-size-asian="14pt" style:font-size-complex="14pt"/>
    </style:style>
    <style:style style:name="T6" style:family="text">
      <style:text-properties fo:font-size="14pt" officeooo:rsid="0055c33a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08c729" style:font-size-asian="14pt" style:font-weight-asian="bold" style:font-size-complex="14pt"/>
    </style:style>
    <style:style style:name="T10" style:family="text">
      <style:text-properties fo:font-size="14pt" fo:language="en" fo:country="US" style:font-size-asian="14pt" style:font-size-complex="14pt" style:font-weight-complex="bold"/>
    </style:style>
    <style:style style:name="T11" style:family="text">
      <style:text-properties fo:font-size="14pt" fo:font-style="italic" fo:font-weight="normal" officeooo:rsid="001ce37f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font-style="italic" fo:font-weight="normal" officeooo:rsid="002d85aa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style="normal" fo:font-weight="normal" officeooo:rsid="002d85aa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normal" fo:font-weight="normal" officeooo:rsid="001ce37f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style="normal" fo:font-weight="normal" officeooo:rsid="00426d8a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style="normal" fo:font-weight="normal" officeooo:rsid="00445574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font-weight="normal" officeooo:rsid="001ce37f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47298d" style:font-size-asian="14pt" style:font-weight-asian="normal" style:font-size-complex="14pt" style:font-weight-complex="normal"/>
    </style:style>
    <style:style style:name="T19" style:family="text">
      <style:text-properties fo:color="#000000" fo:font-size="14pt" fo:font-weight="bold" style:font-size-asian="14pt" style:font-weight-asian="bold" style:font-size-complex="14pt"/>
    </style:style>
    <style:style style:name="T20" style:family="text">
      <style:text-properties fo:font-variant="normal" fo:text-transform="none" fo:font-size="14pt" style:font-size-asian="14pt" style:font-size-complex="14pt"/>
    </style:style>
    <style:style style:name="T21" style:family="text">
      <style:text-properties fo:font-variant="normal" fo:text-transform="none" style:use-window-font-color="true" style:font-name="Times New Roman" fo:font-size="14pt" fo:letter-spacing="0.0035in" fo:language="ru" fo:country="RU" fo:font-weight="bold" officeooo:rsid="00426d8a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2" style:family="text">
      <style:text-properties style:use-window-font-color="true" style:font-name="Times New Roman" fo:font-size="14pt" fo:language="ru" fo:country="RU" officeooo:rsid="0001ffaa" style:font-name-asian="Times New Roman" style:font-size-asian="14pt" style:font-name-complex="Times New Roman" style:font-size-complex="14pt" style:language-complex="ar" style:country-complex="SA"/>
    </style:style>
    <style:style style:name="T23" style:family="text">
      <style:text-properties style:use-window-font-color="true" style:font-name="Times New Roman" fo:font-size="14pt" fo:language="ru" fo:country="RU" officeooo:rsid="0022ca9b" style:font-name-asian="Times New Roman" style:font-size-asian="14pt" style:font-name-complex="Times New Roman" style:font-size-complex="14pt" style:language-complex="ar" style:country-complex="SA"/>
    </style:style>
    <style:style style:name="T24" style:family="text">
      <style:text-properties style:use-window-font-color="true" style:font-name="Times New Roman" fo:font-size="14pt" fo:language="ru" fo:country="RU" officeooo:rsid="00495ba7" style:font-name-asian="Times New Roman" style:font-size-asian="14pt" style:font-name-complex="Times New Roman" style:font-size-complex="14pt" style:language-complex="ar" style:country-complex="SA"/>
    </style:style>
    <style:style style:name="T25" style:family="text">
      <style:text-properties style:use-window-font-color="true" style:font-name="Times New Roman" fo:font-size="14pt" fo:language="ru" fo:country="RU" officeooo:rsid="005480b8" style:font-name-asian="Times New Roman" style:font-size-asian="14pt" style:font-name-complex="Times New Roman" style:font-size-complex="14pt" style:language-complex="ar" style:country-complex="SA"/>
    </style:style>
    <style:style style:name="T26" style:family="text">
      <style:text-properties style:use-window-font-color="true" style:font-name="Times New Roman" fo:font-size="14pt" fo:language="ru" fo:country="RU" officeooo:rsid="0055c33a" style:font-name-asian="Times New Roman" style:font-size-asian="14pt" style:font-name-complex="Times New Roman" style:font-size-complex="14pt" style:language-complex="ar" style:country-complex="SA"/>
    </style:style>
    <style:style style:name="T27" style:family="text">
      <style:text-properties style:use-window-font-color="true" style:font-name="Times New Roman" fo:font-size="14pt" fo:language="ru" fo:country="RU" fo:font-style="italic" fo:font-weight="normal" officeooo:rsid="00426d8a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8" style:family="text">
      <style:text-properties style:use-window-font-color="true" style:font-name="Times New Roman" fo:font-size="14pt" fo:language="ru" fo:country="RU" fo:font-style="italic" fo:font-weight="normal" officeooo:rsid="00445574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9" style:family="text">
      <style:text-properties style:use-window-font-color="true" style:font-name="Times New Roman" fo:font-size="14pt" fo:language="ru" fo:country="RU" fo:font-style="normal" fo:font-weight="normal" officeooo:rsid="00303551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0" style:family="text">
      <style:text-properties style:use-window-font-color="true" style:font-name="Times New Roman" fo:font-size="14pt" fo:language="ru" fo:country="RU" fo:font-style="normal" fo:font-weight="normal" officeooo:rsid="00426d8a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1" style:family="text">
      <style:text-properties style:use-window-font-color="true" style:font-name="Times New Roman" fo:font-size="14pt" fo:language="ru" fo:country="RU" fo:font-style="normal" fo:font-weight="normal" officeooo:rsid="00445574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2" style:family="text">
      <style:text-properties style:use-window-font-color="true" style:font-name="Times New Roman" fo:font-size="14pt" fo:language="ru" fo:country="RU" fo:font-style="normal" fo:font-weight="normal" officeooo:rsid="002ff054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3" style:family="text">
      <style:text-properties style:use-window-font-color="true" style:font-name="Times New Roman" fo:font-size="14pt" fo:language="ru" fo:country="RU" fo:font-style="normal" fo:font-weight="normal" officeooo:rsid="0047298d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4" style:family="text">
      <style:text-properties style:use-window-font-color="true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5" style:family="text">
      <style:text-properties style:use-window-font-color="true" style:font-name="Times New Roman" fo:font-size="14pt" fo:language="ru" fo:country="RU" fo:font-weight="normal" officeooo:rsid="001ce37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6" style:family="text">
      <style:text-properties style:use-window-font-color="true" style:font-name="Times New Roman" fo:font-size="14pt" fo:language="ru" fo:country="RU" fo:font-weight="normal" officeooo:rsid="001f02e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7" style:family="text">
      <style:text-properties style:use-window-font-color="true" style:font-name="Times New Roman" fo:font-size="14pt" fo:language="ru" fo:country="RU" fo:font-weight="normal" officeooo:rsid="00242c5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8" style:family="text">
      <style:text-properties style:use-window-font-color="true" style:font-name="Times New Roman" fo:font-size="14pt" fo:language="ru" fo:country="RU" fo:font-weight="normal" officeooo:rsid="0047d57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9" style:family="text">
      <style:text-properties style:use-window-font-color="true" style:font-name="Times New Roman" fo:font-size="14pt" fo:language="ru" fo:country="RU" fo:font-weight="normal" officeooo:rsid="00495ba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0" style:family="text">
      <style:text-properties style:use-window-font-color="true" style:font-name="Times New Roman" fo:font-size="14pt" fo:language="ru" fo:country="RU" fo:font-weight="normal" officeooo:rsid="004cbc7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1" style:family="text">
      <style:text-properties style:use-window-font-color="true" style:font-name="Times New Roman" fo:font-size="14pt" fo:language="ru" fo:country="RU" fo:font-weight="normal" officeooo:rsid="0050e9e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2" style:family="text">
      <style:text-properties style:use-window-font-color="true" style:font-name="Times New Roman" fo:font-size="14pt" fo:language="ru" fo:country="RU" fo:font-weight="bold" officeooo:rsid="00426d8a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3" style:family="text">
      <style:text-properties style:use-window-font-color="true" style:font-name="Times New Roman" fo:font-size="14pt" fo:language="en" fo:country="US" officeooo:rsid="002993d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44" style:family="text">
      <style:text-properties style:use-window-font-color="true" style:font-name="Times New Roman" fo:font-size="14pt" fo:language="en" fo:country="US" officeooo:rsid="00445574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45" style:family="text">
      <style:text-properties officeooo:rsid="0045d807"/>
    </style:style>
    <style:style style:name="T46" style:family="text">
      <style:text-properties officeooo:rsid="00468cc3"/>
    </style:style>
    <style:style style:name="T47" style:family="text">
      <style:text-properties officeooo:rsid="005480b8"/>
    </style:style>
    <style:style style:name="T48" style:family="text">
      <style:text-properties officeooo:rsid="0055c3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7">Кафедра МО ЭВМ</text:p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42"><text:span text:style-name="Название_20_книги"><text:span text:style-name="T2">отчет</text:span></text:span></text:p>
      <text:p text:style-name="P4"><text:span text:style-name="T7">по лабораторной работе №</text:span><text:span text:style-name="T42">4</text:span></text:p>
      <text:p text:style-name="P5"><text:span text:style-name="T7">по дисциплине «Алгоритмы и структуры данных</text:span><text:span text:style-name="T19">»</text:span></text:p>
      <text:p text:style-name="P5"><text:span text:style-name="Название_20_книги"><text:span text:style-name="T20">Тема: </text:span></text:span><text:span text:style-name="Название_20_книги"><text:span text:style-name="T21">Сортировки</text:span>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Студент гр. 9384</text:p>
          </table:table-cell>
          <table:table-cell table:style-name="Table1.B1" office:value-type="string">
            <text:p text:style-name="P12"/>
          </table:table-cell>
          <table:table-cell table:style-name="Table1.A1" office:value-type="string">
            <text:p text:style-name="P19"><text:span text:style-name="T22">Соседков</text:span><text:span text:style-name="T4"> </text:span><text:span text:style-name="T5">К</text:span><text:span text:style-name="T4">.</text:span><text:span text:style-name="T5">С</text:span><text:span text:style-name="T4">.</text:span></text:p>
          </table:table-cell>
        </table:table-row>
        <table:table-row table:style-name="Table1.1">
          <table:table-cell table:style-name="Table1.A1" office:value-type="string">
            <text:p text:style-name="P9">Преподаватель</text:p>
          </table:table-cell>
          <table:table-cell table:style-name="Table1.B2" office:value-type="string">
            <text:p text:style-name="P12"/>
          </table:table-cell>
          <table:table-cell table:style-name="Table1.A1" office:value-type="string">
            <text:p text:style-name="P14">Ефремов М.А.</text:p>
          </table:table-cell>
        </table:table-row>
      </table:table>
      <text:p text:style-name="P13"/>
      <text:p text:style-name="P13"/>
      <text:p text:style-name="P13">Санкт-Петербург</text:p>
      <text:p text:style-name="P13">2020</text:p>
      <text:p text:style-name="P7"><text:soft-page-break/></text:p>
      <text:p text:style-name="P23">Цель работы.</text:p>
      <text:p text:style-name="P3"><text:span text:style-name="T10"><text:tab/></text:span><text:span text:style-name="T43">Получить практические навыки </text:span><text:span text:style-name="T44">написания алгоритмов сортировки данных</text:span><text:span text:style-name="T43">.</text:span></text:p>
      <text:p text:style-name="P8"/>
      <text:p text:style-name="P27"><text:span text:style-name="T7">Задание. </text:span><text:span text:style-name="T9">(Вариант № </text:span><text:span text:style-name="T42">16</text:span><text:span text:style-name="T9">)</text:span></text:p>
      <text:p text:style-name="P36">Сортировка массивов слиянием – естественное слияние.</text:p>
      <text:p text:style-name="P35"/>
      <text:p text:style-name="P23">Выполнение работы.</text:p>
      <text:p text:style-name="P28"><text:span text:style-name="T35">Для</text:span><text:span text:style-name="T17"> выполнени</text:span><text:span text:style-name="T37">я </text:span><text:span text:style-name="T17">работы был р</text:span><text:span text:style-name="T35">а</text:span><text:span text:style-name="T17">зработан</text:span><text:span text:style-name="T14"> шабл</text:span><text:span text:style-name="T15">онн</text:span><text:span text:style-name="T14">ы</text:span><text:span text:style-name="T15">й</text:span><text:span text:style-name="T11"> </text:span><text:span text:style-name="T17">класс </text:span><text:span text:style-name="T27">custom_vector</text:span><text:span text:style-name="T11"> <text:s/></text:span><text:span text:style-name="T13">со следующими методами:</text:span></text:p>
      <text:p text:style-name="P29"><text:span text:style-name="T12">push_</text:span><text:span text:style-name="T15">back</text:span><text:span text:style-name="T13"> — добавл</text:span><text:span text:style-name="T16">яет </text:span><text:span text:style-name="T13">элемент в </text:span><text:span text:style-name="T30">вектор</text:span></text:p>
      <text:p text:style-name="P29"><text:span text:style-name="T27">resize</text:span><text:span text:style-name="T13"> — </text:span><text:span text:style-name="T30">увеличи</text:span><text:span text:style-name="T31">вает размер вектора</text:span></text:p>
      <text:p text:style-name="P29"><text:span text:style-name="T27">print</text:span><text:span text:style-name="T12"> </text:span><text:span text:style-name="T13">— </text:span><text:span text:style-name="T31">выводит вектор на экран</text:span></text:p>
      <text:p text:style-name="P29"><text:span text:style-name="T27">begin, end</text:span><text:span text:style-name="T13"> — </text:span><text:span text:style-name="T31">возвращает </text:span><text:span text:style-name="T28">iterator</text:span><text:span text:style-name="T31"> на начало и конец вектора</text:span></text:p>
      <text:p text:style-name="P31"><text:span text:style-name="T28">sort,split,merge,find_end_of_sequence</text:span><text:span text:style-name="T31"> — методы для сортировки вектора</text:span></text:p>
      <text:p text:style-name="P37"/>
      <text:p text:style-name="P32"><text:span text:style-name="T32">Алгоритм </text:span><text:span text:style-name="T31">сортировки естественным слиянием</text:span><text:span text:style-name="T32">:</text:span></text:p>
      <text:p text:style-name="P39">1) Из исходного массива выделяются две подряд идущие возрастающие подпоследовательности</text:p>
      <text:p text:style-name="P38"><text:span text:style-name="T45">2) </text:span><text:span text:style-name="T46">Эти </text:span><text:span text:style-name="T45">подпоследовательности </text:span><text:span text:style-name="T46">сливаются <text:s/>в одну упорядоченную подпоследовательность.</text:span></text:p>
      <text:p text:style-name="P40">3) Шаги 1 и 2 повторяются до тех пор, пока не будет достигнут конец массива </text:p>
      <text:p text:style-name="P33"><text:span text:style-name="T29">4</text:span><text:span text:style-name="T33">) Шаги 1 и 3 применяются к новому полученному массиву если он еще не отсортирован</text:span></text:p>
      <text:p text:style-name="P25"/>
      <text:p text:style-name="P26"/>
      <text:p text:style-name="P26"/>
      <text:p text:style-name="P26"/>
      <text:p text:style-name="P26"><text:soft-page-break/>Анализ алгоритма:</text:p>
      <text:p text:style-name="P33"><text:span text:style-name="T18">В лучшем случае </text:span><text:span text:style-name="T38">сложность алгоритма равна O(n), это достигается когда массив уже упорядочен.</text:span></text:p>
      <text:p text:style-name="P34"><text:span text:style-name="T38">В среднем и худшем случае сложность равна O(n*logn), </text:span><text:span text:style-name="T39">так же как </text:span><text:span text:style-name="T41">у </text:span><text:span text:style-name="T39"><text:s/>стандартной сортировки сл</text:span><text:span text:style-name="T40">и</text:span><text:span text:style-name="T39">янием.</text:span></text:p>
      <text:p text:style-name="P60"><text:span text:style-name="T39">В </text:span><text:span text:style-name="T34">плане реализации алгоритм прост и понятен.</text:span></text:p>
      <text:p text:style-name="P52"><text:span text:style-name="T34"/></text:p>
      <text:p text:style-name="P58"><text:span text:style-name="T4">Таблица </text:span><text:span text:style-name="T26">1</text:span><text:span text:style-name="T4">– </text:span><text:span text:style-name="T26">Анализ алгоритмов</text:span><text:span text:style-name="T4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56">Название</text:p>
          </table:table-cell>
          <table:table-cell table:style-name="Table3.A1" office:value-type="string">
            <text:p text:style-name="P56">Лучший случай</text:p>
          </table:table-cell>
          <table:table-cell table:style-name="Table3.A1" office:value-type="string">
            <text:p text:style-name="P53">Средний случай</text:p>
          </table:table-cell>
          <table:table-cell table:style-name="Table3.A1" office:value-type="string">
            <text:p text:style-name="P56">Худший случай</text:p>
          </table:table-cell>
          <table:table-cell table:style-name="Table3.E1" office:value-type="string">
            <text:p text:style-name="P57">Комментарий</text:p>
          </table:table-cell>
        </table:table-row>
        <table:table-row table:style-name="Table3.2">
          <table:table-cell table:style-name="Table3.A1" office:value-type="string">
            <text:p text:style-name="P56">Natural Merge Sort</text:p>
          </table:table-cell>
          <table:table-cell table:style-name="Table3.A1" office:value-type="string">
            <text:p text:style-name="P56">O(n)</text:p>
            <text:p text:style-name="P57"/>
          </table:table-cell>
          <table:table-cell table:style-name="Table3.A1" office:value-type="string">
            <text:p text:style-name="P56">O(n*logn)</text:p>
          </table:table-cell>
          <table:table-cell table:style-name="Table3.A1" office:value-type="string">
            <text:p text:style-name="P54"><text:span text:style-name="T4"><text:s/></text:span><text:span text:style-name="T25">O(n*logn)</text:span></text:p>
          </table:table-cell>
          <table:table-cell table:style-name="Table3.E1" office:value-type="string">
            <text:p text:style-name="P57">В отличие от остальных, хорошо работает на частично упорядоченных данных</text:p>
          </table:table-cell>
        </table:table-row>
        <table:table-row table:style-name="Table3.3">
          <table:table-cell table:style-name="Table3.A1" office:value-type="string">
            <text:p text:style-name="P56">Heap Sort</text:p>
          </table:table-cell>
          <table:table-cell table:style-name="Table3.A1" office:value-type="string">
            <text:p text:style-name="P56">O(n*logn)</text:p>
            <text:p text:style-name="P57"/>
          </table:table-cell>
          <table:table-cell table:style-name="Table3.A1" office:value-type="string">
            <text:p text:style-name="P56">O(n*logn)</text:p>
          </table:table-cell>
          <table:table-cell table:style-name="Table3.A1" office:value-type="string">
            <text:p text:style-name="P55"><text:s/><text:span text:style-name="T47">O(n*logn)</text:span></text:p>
          </table:table-cell>
          <table:table-cell table:style-name="Table3.E1" office:value-type="string">
            <text:p text:style-name="P57">Требует всего O(1) памяти </text:p>
          </table:table-cell>
        </table:table-row>
        <table:table-row table:style-name="Table3.4">
          <table:table-cell table:style-name="Table3.A1" office:value-type="string">
            <text:p text:style-name="P56">Bubble Sort</text:p>
          </table:table-cell>
          <table:table-cell table:style-name="Table3.A1" office:value-type="string">
            <text:p text:style-name="P56">O(n<text:span text:style-name="T48">^2)</text:span></text:p>
            <text:p text:style-name="P57"/>
            <text:p text:style-name="P56"/>
          </table:table-cell>
          <table:table-cell table:style-name="Table3.A1" office:value-type="string">
            <text:p text:style-name="P56">O(n<text:span text:style-name="T48">^2)</text:span></text:p>
          </table:table-cell>
          <table:table-cell table:style-name="Table3.A1" office:value-type="string">
            <text:p text:style-name="P56">O(n<text:span text:style-name="T48">^2)</text:span></text:p>
          </table:table-cell>
          <table:table-cell table:style-name="Table3.E1" office:value-type="string">
            <text:p text:style-name="P57">лучше чем MergeSort для малых n</text:p>
          </table:table-cell>
        </table:table-row>
      </table:table>
      <text:p text:style-name="P51"><text:span text:style-name="T34"/></text:p>
      <text:p text:style-name="P50"><text:tab/><text:tab/><text:tab/></text:p>
      <text:p text:style-name="P50"/>
      <text:p text:style-name="P43"><text:span text:style-name="T8">Тестирование</text:span>.</text:p>
      <text:p text:style-name="P16">Результаты тестирования представлены в табл. <text:span text:style-name="T48">2</text:span>.</text:p>
      <text:p text:style-name="P16">Таблица <text:span text:style-name="T48">2</text:span>– Результаты тестирования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">№ п/п</text:p>
          </table:table-cell>
          <table:table-cell table:style-name="Table2.A1" office:value-type="string">
            <text:p text:style-name="P15">Входные данные</text:p>
          </table:table-cell>
          <table:table-cell table:style-name="Table2.C1" office:value-type="string">
            <text:p text:style-name="P15">Выходные данные</text:p>
          </table:table-cell>
        </table:table-row>
        <table:table-row table:style-name="Table2.2">
          <table:table-cell table:style-name="Table2.A1" office:value-type="string">
            <text:p text:style-name="P15">1.</text:p>
          </table:table-cell>
          <table:table-cell table:style-name="Table2.A1" office:value-type="string">
            <text:p text:style-name="P17">1 2 3 4 5</text:p>
          </table:table-cell>
          <table:table-cell table:style-name="Table2.C1" office:value-type="string">
            <text:p text:style-name="P22"><text:span text:style-name="T4"><text:s/></text:span><text:span text:style-name="T24">1 2 3 4 5</text:span></text:p>
          </table:table-cell>
        </table:table-row>
        <text:soft-page-break/>
        <table:table-row table:style-name="Table2.3">
          <table:table-cell table:style-name="Table2.A1" office:value-type="string">
            <text:p text:style-name="P15">2.</text:p>
          </table:table-cell>
          <table:table-cell table:style-name="Table2.A1" office:value-type="string">
            <text:p text:style-name="P15">-2 3 2 90 -12</text:p>
          </table:table-cell>
          <table:table-cell table:style-name="Table2.C1" office:value-type="string">
            <text:p text:style-name="P21">-12 -2 2 3 90 </text:p>
          </table:table-cell>
        </table:table-row>
        <table:table-row table:style-name="Table2.4">
          <table:table-cell table:style-name="Table2.A1" office:value-type="string">
            <text:p text:style-name="P15">3.</text:p>
          </table:table-cell>
          <table:table-cell table:style-name="Table2.A1" office:value-type="string">
            <text:p text:style-name="P15">321 21 21 21 9 8 7 6 5</text:p>
          </table:table-cell>
          <table:table-cell table:style-name="Table2.C1" office:value-type="string">
            <text:p text:style-name="P18">5 6 7 8 9 21 21 21 321 </text:p>
          </table:table-cell>
        </table:table-row>
      </table:table>
      <text:p text:style-name="P20"/>
      <text:p text:style-name="P24"/>
      <text:p text:style-name="P24"/>
      <text:p text:style-name="P24"/>
      <text:p text:style-name="P44"><text:tab/>Выводы.</text:p>
      <text:p text:style-name="P30"><text:span text:style-name="T36">В ходе выполнения лабораторной работы был</text:span><text:span text:style-name="T39">и изучены алгоритмы сортировки, а так же была реализована сортировка естественным слиянием</text:span><text:span text:style-name="T36">.</text:span></text:p>
      <text:p text:style-name="P41"><text:span text:style-name="Название_20_книги"><text:span text:style-name="T1">Приложение А</text:span></text:span></text:p>
      <text:p text:style-name="P42"><text:span text:style-name="Название_20_книги"><text:span text:style-name="T3">исходный код программы</text:span></text:span></text:p>
      <text:p text:style-name="Times14_5f_РИО2"><text:span text:style-name="T4">Название файла: </text:span><text:span text:style-name="T23">main</text:span><text:span text:style-name="T4">.cpp</text:span></text:p>
      <text:p text:style-name="P47">#pragma once</text:p>
      <text:p text:style-name="P47">#include &lt;iostream&gt;</text:p>
      <text:p text:style-name="P47">#include &lt;algorithm&gt;</text:p>
      <text:p text:style-name="P47"/>
      <text:p text:style-name="P47">template &lt;class T&gt;</text:p>
      <text:p text:style-name="P47">class custom_vector</text:p>
      <text:p text:style-name="P47">{</text:p>
      <text:p text:style-name="P47">private:</text:p>
      <text:p text:style-name="P47"><text:s text:c="4"/>T* vector=nullptr;</text:p>
      <text:p text:style-name="P47"><text:s text:c="4"/>int allocated_size = 10;</text:p>
      <text:p text:style-name="P47"><text:s text:c="4"/>int current_size = 0;</text:p>
      <text:p text:style-name="P47"/>
      <text:p text:style-name="P47">public:</text:p>
      <text:p text:style-name="P47"><text:s text:c="4"/>class iterator {</text:p>
      <text:p text:style-name="P47"><text:s text:c="4"/>public:</text:p>
      <text:p text:style-name="P47"><text:s text:c="8"/>typedef iterator self_type;</text:p>
      <text:p text:style-name="P47"><text:s text:c="8"/>typedef T value_type;</text:p>
      <text:p text:style-name="P47"><text:s text:c="8"/>typedef T&amp; reference;</text:p>
      <text:p text:style-name="P47"><text:s text:c="8"/>typedef T* pointer;</text:p>
      <text:p text:style-name="P47"><text:s text:c="8"/>typedef std::forward_iterator_tag iterator_category;</text:p>
      <text:p text:style-name="P47"><text:s text:c="8"/>typedef int difference_type;</text:p>
      <text:p text:style-name="P47"><text:s text:c="8"/>iterator(T* ptr) : ptr_(ptr) { }</text:p>
      <text:p text:style-name="P47"><text:s text:c="8"/>bool operator&lt;(const self_type&amp; rhs) { return ptr_ &lt; rhs.ptr_; }</text:p>
      <text:p text:style-name="P47"><text:s text:c="8"/>self_type operator+(int junk) { self_type i = *this; return ptr_+junk; }</text:p>
      <text:p text:style-name="P47"><text:s text:c="8"/>self_type operator-(int junk) { self_type i = *this; <text:s/>return ptr_-junk; }</text:p>
      <text:p text:style-name="P47"><text:s text:c="8"/>self_type operator++() { self_type i = *this; ptr_++; return i; }</text:p>
      <text:p text:style-name="P47"><text:s text:c="8"/>self_type operator++(int junk) { ptr_++; return *this; }</text:p>
      <text:p text:style-name="P47"><text:s text:c="8"/>reference operator*() { return *ptr_; }</text:p>
      <text:p text:style-name="P47"><text:s text:c="8"/>pointer operator-&gt;() { return ptr_; }</text:p>
      <text:p text:style-name="P47"><text:s text:c="8"/>bool operator==(const self_type&amp; rhs) { return ptr_ == rhs.ptr_; }</text:p>
      <text:p text:style-name="P47"><text:s text:c="8"/>bool operator!=(const self_type&amp; rhs) { return ptr_ != rhs.ptr_; }</text:p>
      <text:p text:style-name="P47"><text:s text:c="4"/>private:</text:p>
      <text:p text:style-name="P47"><text:s text:c="8"/>pointer ptr_;</text:p>
      <text:p text:style-name="P47"><text:s text:c="4"/>};</text:p>
      <text:p text:style-name="P47"/>
      <text:p text:style-name="P47"/>
      <text:p text:style-name="P47"><text:soft-page-break/><text:s text:c="4"/>custom_vector() {</text:p>
      <text:p text:style-name="P47"><text:s text:c="8"/>this-&gt;vector = new T[allocated_size];</text:p>
      <text:p text:style-name="P47"><text:s text:c="4"/>};</text:p>
      <text:p text:style-name="P47"/>
      <text:p text:style-name="P47"><text:s text:c="4"/>custom_vector(std::initializer_list&lt;T&gt; c) {</text:p>
      <text:p text:style-name="P47"><text:s text:c="8"/>this-&gt;vector = new T[c.size()];</text:p>
      <text:p text:style-name="P47"><text:s text:c="8"/>allocated_size = c.size();</text:p>
      <text:p text:style-name="P47"><text:s text:c="8"/>for(auto it = c.begin(); it!=c.end(); it++) {</text:p>
      <text:p text:style-name="P47"><text:s text:c="12"/>this-&gt;push_back((*it));</text:p>
      <text:p text:style-name="P47"><text:s text:c="8"/>}</text:p>
      <text:p text:style-name="P47"><text:s text:c="4"/>};</text:p>
      <text:p text:style-name="P47"/>
      <text:p text:style-name="P47"><text:s text:c="4"/>// move</text:p>
      <text:p text:style-name="P47"><text:tab/>custom_vector&lt;T&gt;(custom_vector&amp;&amp; other) {</text:p>
      <text:p text:style-name="P47"><text:s text:c="8"/>vector = other.vector;</text:p>
      <text:p text:style-name="P47"><text:tab/><text:tab/>other.vector = nullptr;</text:p>
      <text:p text:style-name="P47"><text:s text:c="8"/>current_size = other.size();</text:p>
      <text:p text:style-name="P47"><text:s text:c="8"/>allocated_size = other.allocated_size;</text:p>
      <text:p text:style-name="P47"><text:tab/>}</text:p>
      <text:p text:style-name="P47"/>
      <text:p text:style-name="P47"><text:tab/>// move</text:p>
      <text:p text:style-name="P47"><text:tab/>custom_vector&lt;T&gt;&amp; operator=(custom_vector&lt;T&gt;&amp;&amp; other) {</text:p>
      <text:p text:style-name="P47"><text:tab/><text:tab/>if (&amp;other == this) return *this;</text:p>
      <text:p text:style-name="P47"><text:s text:c="8"/>if(vector) {</text:p>
      <text:p text:style-name="P47"><text:tab/><text:tab/> <text:s text:c="3"/>delete []vector;</text:p>
      <text:p text:style-name="P47"><text:s text:c="8"/>}</text:p>
      <text:p text:style-name="P47"><text:s text:c="8"/>vector = other.vector;</text:p>
      <text:p text:style-name="P47"><text:tab/><text:tab/>other.vector = nullptr;</text:p>
      <text:p text:style-name="P47"><text:s text:c="8"/>current_size = other.size();</text:p>
      <text:p text:style-name="P47"><text:s text:c="8"/>allocated_size = other.allocated_size;</text:p>
      <text:p text:style-name="P47"><text:tab/><text:tab/>return *this;</text:p>
      <text:p text:style-name="P47"><text:tab/>}</text:p>
      <text:p text:style-name="P47"/>
      <text:p text:style-name="P47"><text:s text:c="4"/>~custom_vector() {</text:p>
      <text:p text:style-name="P47"><text:s text:c="8"/>if(this-&gt;vector) {</text:p>
      <text:p text:style-name="P47"><text:s text:c="12"/>delete []this-&gt;vector;</text:p>
      <text:p text:style-name="P47"><text:s text:c="12"/>this-&gt;vector = nullptr;</text:p>
      <text:p text:style-name="P47"><text:s text:c="8"/>}</text:p>
      <text:p text:style-name="P47"><text:s text:c="4"/>};</text:p>
      <text:p text:style-name="P47"/>
      <text:p text:style-name="P47"><text:soft-page-break/><text:s text:c="4"/>int size() {</text:p>
      <text:p text:style-name="P47"><text:s text:c="8"/>return this-&gt;current_size;</text:p>
      <text:p text:style-name="P47"><text:s text:c="4"/>}</text:p>
      <text:p text:style-name="P47"/>
      <text:p text:style-name="P47"><text:s text:c="4"/>void push_back(T data) {</text:p>
      <text:p text:style-name="P47"><text:s text:c="8"/>if(this-&gt;current_size == this-&gt;allocated_size) {</text:p>
      <text:p text:style-name="P47"><text:s text:c="12"/>this-&gt;resize(allocated_size*2);</text:p>
      <text:p text:style-name="P47"><text:s text:c="8"/>}</text:p>
      <text:p text:style-name="P47"><text:s text:c="8"/>this-&gt;vector[this-&gt;current_size++] = data;</text:p>
      <text:p text:style-name="P47"><text:s text:c="4"/>};</text:p>
      <text:p text:style-name="P47"/>
      <text:p text:style-name="P47"><text:s text:c="4"/>void resize(int n) {</text:p>
      <text:p text:style-name="P47"><text:s text:c="8"/>this-&gt;allocated_size = n;</text:p>
      <text:p text:style-name="P47"><text:s text:c="8"/>T* buffer = new T[n];</text:p>
      <text:p text:style-name="P47"><text:s text:c="8"/>if(this-&gt;vector) {</text:p>
      <text:p text:style-name="P47"><text:s text:c="12"/>std::copy_n(this-&gt;vector, this-&gt;size(), buffer);</text:p>
      <text:p text:style-name="P47"><text:s text:c="12"/>delete []this-&gt;vector;</text:p>
      <text:p text:style-name="P47"><text:s text:c="8"/>}</text:p>
      <text:p text:style-name="P47"><text:s text:c="8"/>this-&gt;vector = buffer;</text:p>
      <text:p text:style-name="P47"><text:s text:c="4"/>}</text:p>
      <text:p text:style-name="P47"/>
      <text:p text:style-name="P47"><text:s text:c="4"/>iterator begin() {</text:p>
      <text:p text:style-name="P47"><text:s text:c="8"/>return iterator(this-&gt;vector);</text:p>
      <text:p text:style-name="P47"><text:s text:c="4"/>}</text:p>
      <text:p text:style-name="P47"/>
      <text:p text:style-name="P47"><text:s text:c="4"/>iterator end() {</text:p>
      <text:p text:style-name="P47"><text:s text:c="8"/>return iterator(this-&gt;vector+this-&gt;current_size);</text:p>
      <text:p text:style-name="P47"><text:s text:c="4"/>}</text:p>
      <text:p text:style-name="P47"/>
      <text:p text:style-name="P47"><text:s text:c="4"/>T operator[](int index) const { </text:p>
      <text:p text:style-name="P47"><text:s text:c="8"/>return this-&gt;vector[index];</text:p>
      <text:p text:style-name="P47"><text:s text:c="4"/>}</text:p>
      <text:p text:style-name="P47"/>
      <text:p text:style-name="P47"><text:s text:c="4"/>void print() {</text:p>
      <text:p text:style-name="P47"><text:s text:c="8"/>for(iterator it = this-&gt;begin(); it!=this-&gt;end(); it++) {</text:p>
      <text:p text:style-name="P47"><text:s text:c="12"/>std::cout &lt;&lt; (*it) &lt;&lt; " ";</text:p>
      <text:p text:style-name="P47"><text:s text:c="8"/>}</text:p>
      <text:p text:style-name="P47"><text:s text:c="8"/>std::cout &lt;&lt; "\n";</text:p>
      <text:p text:style-name="P47"><text:s text:c="4"/>}</text:p>
      <text:p text:style-name="P47"/>
      <text:p text:style-name="P47"><text:soft-page-break/><text:s text:c="4"/>void print(iterator first, iterator last) {</text:p>
      <text:p text:style-name="P47"><text:s text:c="8"/>for(iterator it = first; it!=last; it++) {</text:p>
      <text:p text:style-name="P47"><text:s text:c="12"/>std::cout &lt;&lt; (*it) &lt;&lt; " ";</text:p>
      <text:p text:style-name="P47"><text:s text:c="8"/>}</text:p>
      <text:p text:style-name="P47"><text:s text:c="8"/>std::cout &lt;&lt; "\n";</text:p>
      <text:p text:style-name="P47"><text:s text:c="4"/>}</text:p>
      <text:p text:style-name="P47"/>
      <text:p text:style-name="P47"/>
      <text:p text:style-name="P47"/>
      <text:p text:style-name="P47"><text:s text:c="4"/>//NaturalMergeSort </text:p>
      <text:p text:style-name="P47"><text:s text:c="4"/>void sort() {</text:p>
      <text:p text:style-name="P47"><text:s text:c="8"/>std::cout &lt;&lt; "NaturalMergeSort\n";</text:p>
      <text:p text:style-name="P47"><text:s text:c="8"/>std::cout &lt;&lt; "List: ";</text:p>
      <text:p text:style-name="P47"><text:s text:c="8"/>this-&gt;print();</text:p>
      <text:p text:style-name="P47"><text:s text:c="8"/>*this = this-&gt;split(this-&gt;begin(), this-&gt;end());</text:p>
      <text:p text:style-name="P47"><text:s text:c="4"/>}</text:p>
      <text:p text:style-name="P47"/>
      <text:p text:style-name="P47"><text:s text:c="4"/>custom_vector&lt;T&gt; split(iterator begin, iterator end) {</text:p>
      <text:p text:style-name="P47"><text:s text:c="8"/>if(begin == end) return {};</text:p>
      <text:p text:style-name="P47"><text:s text:c="8"/>iterator first_sequence_end = find_end_of_sequence(begin, end);</text:p>
      <text:p text:style-name="P47"><text:s text:c="8"/>iterator second_sequence_end = find_end_of_sequence(first_sequence_end, end);</text:p>
      <text:p text:style-name="P47"><text:s text:c="8"/>custom_vector&lt;T&gt; first_part = merge(begin, first_sequence_end, first_sequence_end, second_sequence_end);</text:p>
      <text:p text:style-name="P47"/>
      <text:p text:style-name="P47"><text:s text:c="8"/>std::cout &lt;&lt; "AFTER MERGE: ";</text:p>
      <text:p text:style-name="P47"><text:s text:c="8"/>first_part.print();</text:p>
      <text:p text:style-name="P47"/>
      <text:p text:style-name="P47"><text:s text:c="8"/>custom_vector&lt;T&gt; second_part = split(second_sequence_end, end);</text:p>
      <text:p text:style-name="P47"><text:s text:c="8"/>return merge(first_part.begin(), first_part.end(), second_part.begin(), second_part.end());</text:p>
      <text:p text:style-name="P47"><text:s text:c="4"/>}</text:p>
      <text:p text:style-name="P47"/>
      <text:p text:style-name="P47"><text:s text:c="4"/>iterator find_end_of_sequence(iterator begin, iterator end) {</text:p>
      <text:p text:style-name="P47"><text:s text:c="8"/>if(begin == end) return end;</text:p>
      <text:p text:style-name="P47"><text:s text:c="8"/></text:p>
      <text:p text:style-name="P47"><text:s text:c="8"/>std::cout &lt;&lt; "COMPARE: \n";</text:p>
      <text:p text:style-name="P47"/>
      <text:p text:style-name="P47"><text:s text:c="8"/>for(begin; begin!=(end-1); begin++) {</text:p>
      <text:p text:style-name="P47"><text:s text:c="12"/>if(*begin &gt; *(begin+1)) {</text:p>
      <text:p text:style-name="P47"/>
      <text:p text:style-name="P47"><text:soft-page-break/><text:s text:c="16"/>std::cout &lt;&lt; (*begin) &lt;&lt; " &gt; " &lt;&lt; *(begin+1) &lt;&lt; std::endl;</text:p>
      <text:p text:style-name="P47"><text:s text:c="16"/>std::cout &lt;&lt; "RETURN " &lt;&lt; *(begin+1) &lt;&lt; std::endl;</text:p>
      <text:p text:style-name="P47"/>
      <text:p text:style-name="P47"><text:s text:c="16"/>return begin+1;</text:p>
      <text:p text:style-name="P47"><text:s text:c="12"/>}</text:p>
      <text:p text:style-name="P47"><text:s text:c="12"/>std::cout &lt;&lt; (*begin) &lt;&lt; " &lt;= " &lt;&lt; *(begin+1) &lt;&lt; std::endl;</text:p>
      <text:p text:style-name="P47"><text:s text:c="8"/>}</text:p>
      <text:p text:style-name="P47"><text:s text:c="8"/>return end;</text:p>
      <text:p text:style-name="P47"><text:s text:c="4"/>}</text:p>
      <text:p text:style-name="P47"/>
      <text:p text:style-name="P47"><text:s text:c="4"/>custom_vector&lt;T&gt; merge(iterator first_start, iterator first_end, iterator second_start, iterator second_end) {</text:p>
      <text:p text:style-name="P47"><text:s text:c="8"/>std::cout &lt;&lt; "MERGE\n";</text:p>
      <text:p text:style-name="P47"><text:s text:c="8"/>std::cout &lt;&lt; "FIRST SEQUENCE: ";</text:p>
      <text:p text:style-name="P47"><text:s text:c="8"/>this-&gt;print(first_start, first_end);</text:p>
      <text:p text:style-name="P47"><text:s text:c="8"/>std::cout &lt;&lt; "SECOND SEQUENCE: ";</text:p>
      <text:p text:style-name="P47"><text:s text:c="8"/>this-&gt;print(second_start, second_end);</text:p>
      <text:p text:style-name="P47"/>
      <text:p text:style-name="P47"><text:s text:c="8"/>custom_vector&lt;T&gt; merged_seq;</text:p>
      <text:p text:style-name="P47"><text:s text:c="8"/>while(first_start &lt; (first_end) &amp;&amp; second_start &lt; second_end) {</text:p>
      <text:p text:style-name="P47"><text:s text:c="12"/>iterator&amp; tmp = *first_start &lt;= *second_start? first_start : second_start;</text:p>
      <text:p text:style-name="P47"><text:s text:c="12"/>merged_seq.push_back(*tmp);</text:p>
      <text:p text:style-name="P47"><text:s text:c="12"/>tmp++;</text:p>
      <text:p text:style-name="P47"><text:s text:c="8"/>}</text:p>
      <text:p text:style-name="P47"/>
      <text:p text:style-name="P47"><text:s text:c="8"/>iterator it_start = first_start == first_end? second_start: first_start;</text:p>
      <text:p text:style-name="P47"><text:s text:c="8"/>iterator it_end = first_start == first_end? second_end: first_end;</text:p>
      <text:p text:style-name="P47"/>
      <text:p text:style-name="P47"><text:s text:c="8"/>for(it_start; it_start!=it_end; it_start++) {</text:p>
      <text:p text:style-name="P47"><text:s text:c="12"/>merged_seq.push_back(*it_start);</text:p>
      <text:p text:style-name="P47"><text:s text:c="8"/>}</text:p>
      <text:p text:style-name="P47"><text:s text:c="8"/>return merged_seq;</text:p>
      <text:p text:style-name="P47"><text:s text:c="4"/>}</text:p>
      <text:p text:style-name="P47">};</text:p>
      <text:p text:style-name="P45"/>
      <text:p text:style-name="P45"/>
      <text:p text:style-name="P46">Название файла: main.cpp</text:p>
      <text:p text:style-name="P48">#include &lt;iostream&gt;</text:p>
      <text:p text:style-name="P48">#include &lt;string&gt;</text:p>
      <text:p text:style-name="P48">#include &lt;fstream&gt;</text:p>
      <text:p text:style-name="P48"><text:soft-page-break/>#include &lt;vector&gt;</text:p>
      <text:p text:style-name="P48">#include "custom_vector.h"</text:p>
      <text:p text:style-name="P48">#include &lt;sstream&gt; </text:p>
      <text:p text:style-name="P48"/>
      <text:p text:style-name="P48">custom_vector&lt;int&gt; input();</text:p>
      <text:p text:style-name="P48">custom_vector&lt;int&gt; <text:s/>readListFromFile();</text:p>
      <text:p text:style-name="P48">custom_vector&lt;int&gt; <text:s/>readListFromTerminal();</text:p>
      <text:p text:style-name="P48"/>
      <text:p text:style-name="P48"/>
      <text:p text:style-name="P48">int main() {</text:p>
      <text:p text:style-name="P48"><text:s text:c="4"/>// custom_vector&lt;char&gt; char_vector = {'c','b','a','w','g','a','x','f', 'y', 'a', 'z'};</text:p>
      <text:p text:style-name="P48"><text:s text:c="4"/>// char_vector.sort();</text:p>
      <text:p text:style-name="P48"><text:s text:c="4"/>// std::cout &lt;&lt; "RESULT: ";</text:p>
      <text:p text:style-name="P48"><text:s text:c="4"/>// char_vector.print();</text:p>
      <text:p text:style-name="P48"/>
      <text:p text:style-name="P48"><text:s text:c="4"/>// custom_vector&lt;std::string&gt; str_vector = {"a","qwe", "asd", "zxc", "fffff", "rqwe"};</text:p>
      <text:p text:style-name="P48"><text:s text:c="4"/>// str_vector.sort();</text:p>
      <text:p text:style-name="P48"><text:s text:c="4"/>// std::cout &lt;&lt; "RESULT: ";</text:p>
      <text:p text:style-name="P48"><text:s text:c="4"/>// str_vector.print();</text:p>
      <text:p text:style-name="P48"/>
      <text:p text:style-name="P48"><text:s text:c="4"/>custom_vector&lt;int&gt; list = input();</text:p>
      <text:p text:style-name="P48"><text:s text:c="4"/>list.sort();</text:p>
      <text:p text:style-name="P48"><text:s text:c="4"/>std::cout &lt;&lt; "RESULT: ";</text:p>
      <text:p text:style-name="P48"><text:s text:c="4"/>list.print();</text:p>
      <text:p text:style-name="P48"><text:s text:c="4"/>return 0;</text:p>
      <text:p text:style-name="P48">}</text:p>
      <text:p text:style-name="P48"/>
      <text:p text:style-name="P48"/>
      <text:p text:style-name="P48">custom_vector&lt;int&gt; <text:s/>input() { </text:p>
      <text:p text:style-name="P48"><text:s text:c="4"/>std::cout &lt;&lt; "Lab 3(5) -&gt; Проверить является ли текст правильной скобочной конструкцией\n";</text:p>
      <text:p text:style-name="P48"><text:s text:c="4"/>std::cout &lt;&lt; "1) Input from file ('file.txt' by default)\n";</text:p>
      <text:p text:style-name="P48"><text:s text:c="4"/>std::cout &lt;&lt; "2) Terminal input\n"; </text:p>
      <text:p text:style-name="P48"><text:s text:c="4"/>std::cout &lt;&lt; "Input type (1, 2): \n&gt; ";</text:p>
      <text:p text:style-name="P48"><text:s text:c="4"/></text:p>
      <text:p text:style-name="P48"><text:s text:c="4"/>int type = 0;</text:p>
      <text:p text:style-name="P48"><text:s text:c="4"/>do {</text:p>
      <text:p text:style-name="P48"><text:s text:c="8"/>std::cin &gt;&gt; type;</text:p>
      <text:p text:style-name="P48"><text:s text:c="8"/>if (std::cin.fail()) {</text:p>
      <text:p text:style-name="P48"><text:s text:c="12"/>std::cout &lt;&lt; "Please enter an integer (1, 2)\n ";</text:p>
      <text:p text:style-name="P48"><text:soft-page-break/><text:s text:c="12"/>std::cin.clear();</text:p>
      <text:p text:style-name="P48"><text:s text:c="12"/>std::cin.ignore();</text:p>
      <text:p text:style-name="P48"><text:s text:c="8"/>} <text:s text:c="4"/></text:p>
      <text:p text:style-name="P48"><text:s text:c="4"/>} while(type != 1 &amp;&amp; type != 2);</text:p>
      <text:p text:style-name="P48"/>
      <text:p text:style-name="P48"><text:s text:c="4"/>custom_vector&lt;int&gt; v;</text:p>
      <text:p text:style-name="P48"/>
      <text:p text:style-name="P48"><text:s text:c="4"/>if(type == 1) v = readListFromFile();</text:p>
      <text:p text:style-name="P48"><text:s text:c="4"/>else if(type == 2) v = readListFromTerminal();</text:p>
      <text:p text:style-name="P48"><text:s text:c="4"/>return v;</text:p>
      <text:p text:style-name="P48">}</text:p>
      <text:p text:style-name="P48"/>
      <text:p text:style-name="P48">custom_vector&lt;int&gt; readListFromFile() {</text:p>
      <text:p text:style-name="P48"><text:s text:c="4"/>custom_vector&lt;int&gt; v;</text:p>
      <text:p text:style-name="P48"><text:s text:c="4"/>std::ifstream infile ("file.txt");</text:p>
      <text:p text:style-name="P48"><text:s text:c="4"/>int x;</text:p>
      <text:p text:style-name="P48"><text:s text:c="4"/>while (infile &gt;&gt; x) {</text:p>
      <text:p text:style-name="P48"><text:s text:c="8"/>v.push_back(x);</text:p>
      <text:p text:style-name="P48"><text:s text:c="4"/>}</text:p>
      <text:p text:style-name="P48"><text:s text:c="4"/>return v;</text:p>
      <text:p text:style-name="P48">}</text:p>
      <text:p text:style-name="P48"/>
      <text:p text:style-name="P48">custom_vector&lt;int&gt; readListFromTerminal() {</text:p>
      <text:p text:style-name="P48"><text:s text:c="4"/>custom_vector&lt;int&gt; v;</text:p>
      <text:p text:style-name="P48"><text:s text:c="4"/>std::string line;</text:p>
      <text:p text:style-name="P48"><text:s text:c="4"/>int x;</text:p>
      <text:p text:style-name="P48"><text:s text:c="4"/>std::cin.ignore();</text:p>
      <text:p text:style-name="P48"><text:s text:c="4"/>std::getline(std::cin, line);</text:p>
      <text:p text:style-name="P48"><text:s text:c="4"/>std::istringstream iss(line);</text:p>
      <text:p text:style-name="P48"><text:s text:c="4"/>while(iss &gt;&gt; x) {</text:p>
      <text:p text:style-name="P48"><text:s text:c="8"/>std::cout &lt;&lt; x &lt;&lt; std::endl;</text:p>
      <text:p text:style-name="P48"><text:s text:c="7"/>v.push_back(x);</text:p>
      <text:p text:style-name="P48"><text:s text:c="4"/>}</text:p>
      <text:p text:style-name="P48"><text:s text:c="4"/>return v;</text:p>
      <text:p text:style-name="P48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1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и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5z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5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с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6z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6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8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8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8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8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8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8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8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8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9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9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9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9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9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9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9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9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0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0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0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0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0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0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0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0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11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meta:initial-creator>SAP</meta:initial-creator>
    <meta:creation-date>2020-09-23T20:56:00</meta:creation-date>
    <dc:date>2020-11-05T16:59:44.862690040</dc:date>
    <meta:print-date>2015-07-17T12:06:00</meta:print-date>
    <meta:editing-cycles>80</meta:editing-cycles>
    <meta:editing-duration>PT6H9M3S</meta:editing-duration>
    <meta:generator>LibreOffice/6.4.6.2$Linux_X86_64 LibreOffice_project/40$Build-2</meta:generator>
    <meta:document-statistic meta:table-count="3" meta:image-count="0" meta:object-count="0" meta:page-count="11" meta:paragraph-count="303" meta:word-count="1058" meta:character-count="9279" meta:non-whitespace-character-count="7185"/>
  </office:meta>
</office:document-meta>
</file>